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myriad-pro-condensed-1" svg:font-family="myriad-pro-condensed-1, myriad-pro-condensed-2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1b86"/>
    </style:style>
    <style:style style:name="P2" style:family="paragraph" style:parent-style-name="Standard">
      <style:text-properties officeooo:paragraph-rsid="00135c22"/>
    </style:style>
    <style:style style:name="P3" style:family="paragraph" style:parent-style-name="Standard">
      <style:text-properties officeooo:paragraph-rsid="0014bb12"/>
    </style:style>
    <style:style style:name="P4" style:family="paragraph" style:parent-style-name="Standard">
      <style:text-properties fo:font-size="18pt" officeooo:paragraph-rsid="00101b86" style:font-size-asian="18pt" style:font-size-complex="18pt"/>
    </style:style>
    <style:style style:name="P5" style:family="paragraph" style:parent-style-name="Standard">
      <style:text-properties fo:font-size="18pt" officeooo:paragraph-rsid="00167cb0" style:font-size-asian="18pt" style:font-size-complex="18pt"/>
    </style:style>
    <style:style style:name="P6" style:family="paragraph" style:parent-style-name="Standard">
      <style:text-properties fo:font-size="12pt" officeooo:paragraph-rsid="00167cb0" style:font-size-asian="10.5pt" style:font-size-complex="12pt"/>
    </style:style>
    <style:style style:name="P7" style:family="paragraph" style:parent-style-name="Standard">
      <style:text-properties officeooo:paragraph-rsid="00167cb0"/>
    </style:style>
    <style:style style:name="T1" style:family="text">
      <style:text-properties officeooo:rsid="00101b86"/>
    </style:style>
    <style:style style:name="T2" style:family="text">
      <style:text-properties officeooo:rsid="00135c22"/>
    </style:style>
    <style:style style:name="T3" style:family="text">
      <style:text-properties officeooo:rsid="0014bb12"/>
    </style:style>
    <style:style style:name="T4" style:family="text">
      <style:text-properties officeooo:rsid="00167cb0"/>
    </style:style>
    <style:style style:name="T5" style:family="text">
      <style:text-properties fo:font-variant="normal" fo:text-transform="none" fo:color="#009933" style:font-name="Liberation Serif" fo:font-size="12pt" fo:letter-spacing="normal" fo:font-style="normal" fo:font-weight="normal" officeooo:rsid="00167cb0"/>
    </style:style>
    <style:style style:name="T6" style:family="text">
      <style:text-properties style:font-name="Liberation Serif" officeooo:rsid="00167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balho POO – FracFly:</text:span></text:p>
      <text:p text:style-name="P5"><text:span text:style-name="T4">Integrantes:</text:span></text:p>
      <text:p text:style-name="P6"><text:span text:style-name="T4">André Felipe da Silva – 11107587</text:span></text:p>
      <text:p text:style-name="P6"><text:span text:style-name="T4">Eliézer Ribeiro</text:span></text:p>
      <text:p text:style-name="P6"><text:span text:style-name="T4">Mário Saldanha</text:span></text:p>
      <text:p text:style-name="P6"><text:span text:style-name="T4">Lúcio Leal Bastos</text:span></text:p>
      <text:p text:style-name="P6"><text:span text:style-name="T4"/></text:p>
      <text:p text:style-name="P4"><text:span text:style-name="T1">Documentação:</text:span></text:p>
      <text:p text:style-name="P1"><text:span text:style-name="T1"/></text:p>
      <text:p text:style-name="P1"><text:span text:style-name="T1"/></text:p>
      <text:p text:style-name="P1"><text:span text:style-name="T1">Desenvolvedor:</text:span></text:p>
      <text:p text:style-name="P1"><text:span text:style-name="T1"/></text:p>
      <text:p text:style-name="P1"><text:span text:style-name="T1"/></text:p>
      <text:p text:style-name="P3"><text:span text:style-name="T3">Fluxo de execução: Através da classe FracFly, é criado um objeto oJogo, a classe FracFly, possui o seguinte fluxo:</text:span></text:p>
      <text:p text:style-name="P3"><text:span text:style-name="T3"><text:tab/>NoInic: Inicializa bibliotecas do SDL, como SDL_Init e SDL_TTF e inicializa variáveis que necessitam ser inicializadas antes da criação do plano de exibição; </text:span></text:p>
      <text:p text:style-name="P3"><text:span text:style-name="T3"/></text:p>
      <text:p text:style-name="P3"><text:span text:style-name="T3"><text:tab/>NoEvento: Controla os eventos de entrada (como teclado, mouse, joystick), possui métodos virtuais que devem ser implementados para cada estado;</text:span></text:p>
      <text:p text:style-name="P3"><text:span text:style-name="T3"/></text:p>
      <text:p text:style-name="P3"><text:span text:style-name="T3"><text:tab/>NoLaco: Controla a alteração de dados das entidades;</text:span></text:p>
      <text:p text:style-name="P3"><text:span text:style-name="T3"/></text:p>
      <text:p text:style-name="P3"><text:span text:style-name="T3"><text:tab/>NaRenderizacao: Agrega ao plano de exibição todas camadas pertencente a entidades.</text:span></text:p>
      <text:p text:style-name="P3"><text:span text:style-name="T3"/></text:p>
      <text:p text:style-name="P3"><text:span text:style-name="T3"><text:tab/>NaLimpeza: Coletor de lixo, limpa superfícies (SDL);</text:span></text:p>
      <text:p text:style-name="P1"><text:span text:style-name="T2"/></text:p>
      <text:p text:style-name="P1"><text:span text:style-name="T2"/></text:p>
      <text:p text:style-name="P1"><text:span text:style-name="T2">Criação de Entidade:</text:span></text:p>
      <text:p text:style-name="P1"><text:span text:style-name="T2"><text:tab/>FEntidade: Cria uma entidade </text:span><text:span text:style-name="T3">genérica</text:span><text:span text:style-name="T2">, possui atributos </text:span><text:span text:style-name="T3">necessários</text:span><text:span text:style-name="T2"> para criar um objeto com suporte a movimento, colisao, carregamento de um recurso de imagem;</text:span></text:p>
      <text:p text:style-name="P2"><text:span text:style-name="T2"><text:tab/>FEntidadeTexto: Cria uma entidade de texto </text:span><text:span text:style-name="T3">básica</text:span><text:span text:style-name="T2">, alem dos recursos basicos de uma entidade permite carregar um recurso ou um arquivo de fonte;</text:span></text:p>
      <text:p text:style-name="P3"><text:span text:style-name="T2"><text:tab/>FEntidadeBotao: Entidade com atributos e metodos para funcionar como um botao, como “hover” (Metodo AoPassarPorCima ), e clique (AoClicarDireit</text:span><text:span text:style-name="T3">o/ </text:span><text:span text:style-name="T2">AoClicar</text:span><text:span text:style-name="T3">Esquerdo), através da colisão com o mouse;</text:span></text:p>
      <text:p text:style-name="P2"><text:span text:style-name="T2"><text:tab/></text:span></text:p>
      <text:p text:style-name="P2"><text:span text:style-name="T2">Controle de Colisão: </text:span><text:span text:style-name="T3">Toda entidade quando se move (por causa de algum evento) tem chance de colidir com outro objeto, a entidade tem capacidade de verificar a sua posição com a do objeto colidido e tomar ações de acordo com a entidade;</text:span></text:p>
      <text:p text:style-name="P2"><text:span text:style-name="T2"/></text:p>
      <text:p text:style-name="P2"><text:span text:style-name="T2">Tratamento de Exceção: </text:span><text:span text:style-name="T3">Através da classe Exceçoes, os atributos estáticos msgErro, classErro e linhaErro, geram na saída padrão mensagens de erro formatas (eventualmente pode ser considerado a criação de uma janela “modal” no próprio jogo informando o erro;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Usuário:</text:span></text:p>
      <text:p text:style-name="P2"><text:span text:style-name="T2"/></text:p>
      <text:p text:style-name="P2"><text:span text:style-name="T2">Inicio:</text:span></text:p>
      <text:p text:style-name="P2"><text:soft-page-break/><text:span text:style-name="T2"/></text:p>
      <text:p text:style-name="P2"><text:span text:style-name="T2">Opções:</text:span></text:p>
      <text:p text:style-name="P2"><text:span text:style-name="T2"/></text:p>
      <text:p text:style-name="P2"><text:span text:style-name="T2">Sair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7"><text:span text:style-name="T4">Créditos:</text:span></text:p>
      <text:p text:style-name="P7"><text:span text:style-name="T4"/></text:p>
      <text:p text:style-name="P7"><text:span text:style-name="T4">Engine: SDL – </text:span><text:a xlink:type="simple" xlink:href="http://www.libsdl.org/"><text:span text:style-name="T4">http://www.libsdl.org/</text:span></text:a></text:p>
      <text:p text:style-name="P7"><text:span text:style-name="T4">Framework: SDL Tutorials – </text:span><text:a xlink:type="simple" xlink:href="http://www.sdltutorials.com/"><text:span text:style-name="T4">http://www.sdltutorials.com/</text:span></text:a></text:p>
      <text:p text:style-name="P7"><text:span text:style-name="T4">Imagens: Lúcio (cockpit, tiro, canhoes, efeitos de luz), google imagens</text:span></text:p>
      <text:p text:style-name="P7"><text:span text:style-name="T6">Fontes: </text:span><text:a xlink:type="simple" xlink:href="http://www.netfontes.com.br/">http://www.netfontes.com.br/</text:a><text:span text:style-name="T5"> </text:span></text:p>
      <text:p text:style-name="Standard">Referencias, exemplos e tudo mais: google</text:p>
      <text:p text:style-name="Standard"/>
      <text:p text:style-name="P7"><text:span text:style-name="T4">Agradecimentos:</text:span></text:p>
      <text:p text:style-name="P7"><text:span text:style-name="T4">Prof. </text:span>Gerson Cavalheiro<text:span text:style-name="T4"> – Por nos dar oportunidade de fazer um trabalho do tipo.</text:span></text:p>
      <text:p text:style-name="Standard">SDL Tutorials –<text:span text:style-name="T4"> Por criar tutoriais explicando – muito bem – o funcionamento básico de um framework voltado para jogos e sobre SD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myriad-pro-condensed-1" svg:font-family="myriad-pro-condensed-1, myriad-pro-condensed-2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Silva</meta:initial-creator>
    <meta:creation-date>2013-03-09T14:52:46</meta:creation-date>
    <dc:date>2013-03-10T03:53:59</dc:date>
    <dc:creator>Andre Silva</dc:creator>
    <meta:editing-duration>PT12M10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34" meta:word-count="333" meta:character-count="2264" meta:non-whitespace-character-count="1953"/>
  </office:meta>
</office:document-meta>
</file>